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1-title">
      <style:graphic-properties fo:min-height="3.506cm"/>
    </style:style>
    <style:style style:name="pr2" style:family="presentation" style:parent-style-name="Impress1-subtitle">
      <style:graphic-properties draw:fill-color="#ffffff" draw:auto-grow-height="true" fo:min-height="12.18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4cm" svg:height="12.18cm" svg:x="2cm" svg:y="6cm" presentation:class="subtitle">
          <draw:text-box>
            <text:p>Introduction</text:p>
            <text:p>Development</text:p>
            <text:p>EMG sensor</text:p>
            <text:p>Robot and camera</text:p>
            <text:p>Software framework</text:p>
            <text:p>Future Develop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Introduction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4</text:page-count></text:span></text:p>
        </draw:text-box>
      </draw:frame>
      <draw:custom-shape presentation:style-name="Mpr5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6:19:59.235898723</meta:creation-date>
    <dc:date>2018-03-23T18:13:36.172374649</dc:date>
    <meta:editing-duration>PT4H2M3S</meta:editing-duration>
    <meta:editing-cycles>2</meta:editing-cycles>
    <meta:generator>LibreOffice/5.1.6.2$Linux_X86_64 LibreOffice_project/10m0$Build-2</meta:generator>
    <meta:document-statistic meta:object-count="49"/>
  </office:meta>
</office:document-meta>
</file>